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cm" fo:margin-left="-0.088cm" fo:margin-top="0cm" fo:margin-bottom="0cm" fo:break-before="auto" fo:break-after="auto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50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style:min-row-height="3.009cm" fo:keep-together="auto"/>
    </style:style>
    <style:style style:name="Table1.4" style:family="table-row">
      <style:table-row-properties style:min-row-height="7.881cm" fo:keep-together="auto"/>
    </style:style>
    <style:style style:name="Table2" style:family="table">
      <style:table-properties style:width="17cm" fo:margin-left="-0.279cm" fo:margin-top="0cm" fo:margin-bottom="0cm" table:align="left"/>
    </style:style>
    <style:style style:name="Table2.A" style:family="table-column">
      <style:table-column-properties style:column-width="8.498cm"/>
    </style:style>
    <style:style style:name="Table2.B" style:family="table-column">
      <style:table-column-properties style:column-width="8.50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fo:padding-left="0.199cm" fo:padding-right="0.191cm" fo:padding-top="0cm" fo:padding-bottom="0cm" fo:border="0.5pt solid #000000"/>
    </style:style>
    <style:style style:name="Table2.4" style:family="table-row">
      <style:table-row-properties style:min-row-height="5.673cm" fo:keep-together="auto"/>
    </style:style>
    <style:style style:name="Table3" style:family="table">
      <style:table-properties style:width="17cm" fo:margin-left="-0.088cm" fo:margin-top="0cm" fo:margin-bottom="0cm" table:align="left"/>
    </style:style>
    <style:style style:name="Table3.A" style:family="table-column">
      <style:table-column-properties style:column-width="8.498cm"/>
    </style:style>
    <style:style style:name="Table3.B" style:family="table-column">
      <style:table-column-properties style:column-width="8.50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B1" style:family="table-cell">
      <style:table-cell-properties fo:padding-left="0.199cm" fo:padding-right="0.191cm" fo:padding-top="0cm" fo:padding-bottom="0cm" fo:border="0.5pt solid #000000"/>
    </style:style>
    <style:style style:name="Table3.4" style:family="table-row">
      <style:table-row-properties style:min-row-height="5.673cm" fo:keep-together="auto"/>
    </style:style>
    <style:style style:name="Table4" style:family="table">
      <style:table-properties style:width="17cm" fo:margin-left="-0.088cm" fo:margin-top="0cm" fo:margin-bottom="0cm" table:align="left"/>
    </style:style>
    <style:style style:name="Table4.A" style:family="table-column">
      <style:table-column-properties style:column-width="8.498cm"/>
    </style:style>
    <style:style style:name="Table4.B" style:family="table-column">
      <style:table-column-properties style:column-width="8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4.B1" style:family="table-cell">
      <style:table-cell-properties fo:padding-left="0.199cm" fo:padding-right="0.191cm" fo:padding-top="0cm" fo:padding-bottom="0cm" fo:border="0.5pt solid #000000"/>
    </style:style>
    <style:style style:name="Table4.4" style:family="table-row">
      <style:table-row-properties style:min-row-height="5.673cm" fo:keep-together="auto"/>
    </style:style>
    <style:style style:name="Table5" style:family="table">
      <style:table-properties style:width="17cm" fo:margin-left="-0.088cm" fo:margin-top="0cm" fo:margin-bottom="0cm" table:align="left"/>
    </style:style>
    <style:style style:name="Table5.A" style:family="table-column">
      <style:table-column-properties style:column-width="8.498cm"/>
    </style:style>
    <style:style style:name="Table5.B" style:family="table-column">
      <style:table-column-properties style:column-width="8.502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5.B1" style:family="table-cell">
      <style:table-cell-properties fo:padding-left="0.199cm" fo:padding-right="0.191cm" fo:padding-top="0cm" fo:padding-bottom="0cm" fo:border="0.5pt solid #000000"/>
    </style:style>
    <style:style style:name="Table5.4" style:family="table-row">
      <style:table-row-properties style:min-row-height="5.673cm" fo:keep-together="auto"/>
    </style:style>
    <style:style style:name="Table6" style:family="table">
      <style:table-properties style:width="17cm" fo:margin-left="-0.088cm" fo:margin-top="0cm" fo:margin-bottom="0cm" table:align="left"/>
    </style:style>
    <style:style style:name="Table6.A" style:family="table-column">
      <style:table-column-properties style:column-width="8.498cm"/>
    </style:style>
    <style:style style:name="Table6.B" style:family="table-column">
      <style:table-column-properties style:column-width="8.502cm"/>
    </style:style>
    <style:style style:name="Table6.1" style:family="table-row">
      <style:table-row-properties style:min-row-height="0.67cm" fo:keep-together="auto"/>
    </style:style>
    <style:style style:name="Table6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6.B1" style:family="table-cell">
      <style:table-cell-properties fo:padding-left="0.199cm" fo:padding-right="0.191cm" fo:padding-top="0cm" fo:padding-bottom="0cm" fo:border="0.5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style:min-row-height="5.673cm" fo:keep-together="auto"/>
    </style:style>
    <style:style style:name="Table6.5" style:family="table-row">
      <style:table-row-properties fo:keep-together="auto"/>
    </style:style>
    <style:style style:name="Table7" style:family="table">
      <style:table-properties style:width="17cm" fo:margin-left="-0.088cm" fo:margin-top="0cm" fo:margin-bottom="0cm" table:align="left"/>
    </style:style>
    <style:style style:name="Table7.A" style:family="table-column">
      <style:table-column-properties style:column-width="8.498cm"/>
    </style:style>
    <style:style style:name="Table7.B" style:family="table-column">
      <style:table-column-properties style:column-width="8.502cm"/>
    </style:style>
    <style:style style:name="Table7.1" style:family="table-row">
      <style:table-row-properties style:min-row-height="0.67cm" fo:keep-together="auto"/>
    </style:style>
    <style:style style:name="Table7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7.B1" style:family="table-cell">
      <style:table-cell-properties fo:padding-left="0.199cm" fo:padding-right="0.191cm" fo:padding-top="0cm" fo:padding-bottom="0cm" fo:border="0.5pt solid #000000"/>
    </style:style>
    <style:style style:name="Table7.2" style:family="table-row">
      <style:table-row-properties style:min-row-height="1.395cm"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style:min-row-height="5.673cm" fo:keep-together="auto"/>
    </style:style>
    <style:style style:name="Table7.5" style:family="table-row">
      <style:table-row-properties fo:keep-together="auto"/>
    </style:style>
    <style:style style:name="Tabuľka1" style:family="table">
      <style:table-properties style:width="17cm" fo:margin-left="-0.088cm" fo:margin-top="0cm" fo:margin-bottom="0cm" fo:break-before="auto" fo:break-after="auto" table:align="left"/>
    </style:style>
    <style:style style:name="Tabuľka1.A" style:family="table-column">
      <style:table-column-properties style:column-width="8.498cm"/>
    </style:style>
    <style:style style:name="Tabuľka1.B" style:family="table-column">
      <style:table-column-properties style:column-width="8.502cm"/>
    </style:style>
    <style:style style:name="Tabuľka1.1" style:family="table-row">
      <style:table-row-properties fo:keep-together="auto"/>
    </style:style>
    <style:style style:name="Tabuľka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uľka1.B1" style:family="table-cell">
      <style:table-cell-properties fo:padding-left="0.199cm" fo:padding-right="0.191cm" fo:padding-top="0cm" fo:padding-bottom="0cm" fo:border="0.5pt solid #000000"/>
    </style:style>
    <style:style style:name="Tabuľka1.2" style:family="table-row">
      <style:table-row-properties style:min-row-height="3.009cm" fo:keep-together="auto"/>
    </style:style>
    <style:style style:name="Tabuľka1.4" style:family="table-row">
      <style:table-row-properties style:min-row-height="7.881cm" fo:keep-together="auto"/>
    </style:style>
    <style:style style:name="Tabuľka2" style:family="table">
      <style:table-properties style:width="17cm" fo:margin-left="-0.088cm" fo:margin-top="0cm" fo:margin-bottom="0cm" fo:break-before="auto" fo:break-after="auto" table:align="left"/>
    </style:style>
    <style:style style:name="Tabuľka2.A" style:family="table-column">
      <style:table-column-properties style:column-width="8.498cm"/>
    </style:style>
    <style:style style:name="Tabuľka2.B" style:family="table-column">
      <style:table-column-properties style:column-width="8.502cm"/>
    </style:style>
    <style:style style:name="Tabuľka2.1" style:family="table-row">
      <style:table-row-properties fo:keep-together="auto"/>
    </style:style>
    <style:style style:name="Tabuľka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uľka2.B1" style:family="table-cell">
      <style:table-cell-properties fo:padding-left="0.199cm" fo:padding-right="0.191cm" fo:padding-top="0cm" fo:padding-bottom="0cm" fo:border="0.5pt solid #000000"/>
    </style:style>
    <style:style style:name="Tabuľka2.2" style:family="table-row">
      <style:table-row-properties style:min-row-height="3.009cm" fo:keep-together="auto"/>
    </style:style>
    <style:style style:name="Tabuľka2.4" style:family="table-row">
      <style:table-row-properties style:min-row-height="7.881cm" fo:keep-together="auto"/>
    </style:style>
    <style:style style:name="P1" style:family="paragraph" style:parent-style-name="Standard">
      <style:paragraph-properties fo:line-height="115%" fo:orphans="0" fo:widows="0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" style:family="paragraph" style:parent-style-name="Standard">
      <style:paragraph-properties fo:line-height="115%" fo:orphans="0" fo:widows="0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4" style:family="paragraph" style:parent-style-name="Standard">
      <style:paragraph-properties fo:line-height="115%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margin-left="1.27cm" fo:margin-right="0cm" fo:orphans="0" fo:widows="0" fo:text-indent="0cm" style:auto-text-indent="false"/>
    </style:style>
    <style:style style:name="P7" style:family="paragraph" style:parent-style-name="Standard">
      <style:text-properties fo:font-size="16pt" fo:font-weight="bold" style:font-size-asian="16pt" style:font-weight-asian="bold" style:font-size-complex="16pt"/>
    </style:style>
    <style:style style:name="P8" style:family="paragraph" style:parent-style-name="Standard" style:master-page-name="Standard">
      <style:paragraph-properties fo:line-height="115%" fo:orphans="0" fo:widows="0" style:page-number="1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9" style:family="paragraph" style:parent-style-name="Standard">
      <style:paragraph-properties fo:line-height="115%" fo:orphans="0" fo:widows="0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11" style:family="paragraph" style:parent-style-name="Standard">
      <style:paragraph-properties fo:line-height="115%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03f2a3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a186" officeooo:paragraph-rsid="000ef082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a186" officeooo:paragraph-rsid="0003f2a3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a186" officeooo:paragraph-rsid="000ef082" style:font-name-asian="Liberation Serif1" style:font-size-asian="12pt" style:font-style-asian="normal" style:font-weight-asian="normal" style:font-name-complex="Liberation Serif1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3f2a3" officeooo:paragraph-rsid="0003f2a3" style:font-name-asian="Liberation Serif1" style:font-size-asian="12pt" style:font-style-asian="normal" style:font-weight-asian="normal" style:font-name-complex="Liberation Serif1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3f2a3" officeooo:paragraph-rsid="0003f2a3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45ae6" officeooo:paragraph-rsid="00045ae6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Standard" style:list-style-name="WWNum4">
      <style:paragraph-properties fo:margin-left="1.27cm" fo:margin-right="0cm" fo:orphans="0" fo:widows="0" fo:text-indent="-0.635cm" style:auto-text-indent="false"/>
    </style:style>
    <style:style style:name="P21" style:family="paragraph" style:parent-style-name="Standard" style:list-style-name="WWNum1">
      <style:paragraph-properties fo:margin-left="1.27cm" fo:margin-right="0cm" fo:orphans="0" fo:widows="0" fo:text-indent="-0.635cm" style:auto-text-indent="false"/>
    </style:style>
    <style:style style:name="P22" style:family="paragraph" style:parent-style-name="Standard" style:list-style-name="WWNum2">
      <style:paragraph-properties fo:margin-left="1.27cm" fo:margin-right="0cm" fo:orphans="0" fo:widows="0" fo:text-indent="-0.635cm" style:auto-text-indent="false"/>
    </style:style>
    <style:style style:name="P23" style:family="paragraph" style:parent-style-name="Standard" style:list-style-name="WWNum3">
      <style:paragraph-properties fo:margin-left="1.27cm" fo:margin-right="0cm" fo:orphans="0" fo:widows="0" fo:text-indent="-0.635cm" style:auto-text-indent="false"/>
    </style:style>
    <style:style style:name="P24" style:family="paragraph" style:parent-style-name="Standard">
      <style:text-properties fo:font-size="16pt" fo:font-weight="bold" officeooo:paragraph-rsid="0003f2a3" style:font-size-asian="16pt" style:font-weight-asian="bold" style:font-size-complex="16pt"/>
    </style:style>
    <style:style style:name="P25" style:family="paragraph" style:parent-style-name="Standard">
      <style:text-properties officeooo:paragraph-rsid="0003f2a3"/>
    </style:style>
    <style:style style:name="T1" style:family="text"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fo:language="sk" fo:country="SK"/>
    </style:style>
    <style:style style:name="T5" style:family="text">
      <style:text-properties fo:language="sk" fo:country="SK" officeooo:rsid="0013712b"/>
    </style:style>
    <style:style style:name="T6" style:family="text">
      <style:text-properties officeooo:rsid="0003f2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roup: Juraj Majernik, Artem Zaitsev</text:p>
      <text:p text:style-name="P3"/>
      <text:p text:style-name="P4"/>
      <text:p text:style-name="P4">App Idea: Personal Health and Wellness Tracker</text:p>
      <text:p text:style-name="P4"/>
      <text:p text:style-name="P4">Description:</text:p>
      <text:p text:style-name="P4">A comprehensive health and wellness tracker that allows users to monitor various aspects of their health, set personal fitness goals, track nutrition, manage mental well-being mood tracking, and receive personalized health tips. The app will support CRUD operations for tracking diet, exercise routines, mood.</text:p>
      <text:p text:style-name="P4"/>
      <text:p text:style-name="P4">Functional Screens:</text:p>
      <text:p text:style-name="P4"><text:s text:c="4"/>Splash Screen - A welcoming screen with app branding.</text:p>
      <text:p text:style-name="P4"><text:s text:c="4"/>Dashboard/Home Screen - Overview of daily health and wellness metrics, quick access to track diet, exercise.</text:p>
      <text:p text:style-name="P4"><text:s text:c="4"/>Health &amp; Fitness Tracking Screen - Users can log exercises, set goals, and track progress. Supports CRUD operations for fitness routines.</text:p>
      <text:p text:style-name="P4"><text:s text:c="4"/>Nutrition Tracking Screen - Allows users to log food intake, view nutritional information, and track dietary goals. Supports CRUD operations for dietary logs.</text:p>
      <text:p text:style-name="P4"><text:s text:c="4"/>Settings &amp; Personalization Screen - Manage account settings, app preferences (like dark mode, language), and view health tips </text:p>
      <text:p text:style-name="P4"/>
      <text:p text:style-name="P4">Mandatory Optional Project Components (Choosing at Least 3):</text:p>
      <text:p text:style-name="P4"/>
      <text:p text:style-name="P4"><text:s text:c="4"/>Accessibility Support: Implement content reading for visually impaired users and ensure sufficient contrast </text:p>
      <text:p text:style-name="P4"><text:s text:c="4"/>Location-Based Services: Use GPS for outdoor exercise tracking </text:p>
      <text:p text:style-name="P4"><text:s text:c="4"/>Firebase Services </text:p>
      <text:p text:style-name="P1"><text:span text:style-name="T2"><text:s text:c="4"/>Camera to scan bar-codes</text:span></text:p>
      <text:p text:style-name="P4">Bonus Tasks Potential:</text:p>
      <text:p text:style-name="P4"/>
      <text:p text:style-name="P4"><text:s text:c="4"/>Test Coverage: Implement unit tests for the business logic, UI tests for each screen, and E2E tests for critical user journeys.</text:p>
      <text:p text:style-name="P4"><text:s text:c="4"/>Performance Analytics: Use Android Studio's built-in tools to monitor app performance, including memory usage, energy consumption, and network usage.</text:p>
      <text:p text:style-name="P4"/>
      <text:p text:style-name="P3">Use-cases</text:p>
      <text:p text:style-name="P4"/>
      <text:p text:style-name="P4">1. Sign Up / Sign In</text:p>
      <text:p text:style-name="P4"><text:s text:c="2"/>1.1 Sign up </text:p>
      <text:p text:style-name="P4"><text:s text:c="4"/>- Username</text:p>
      <text:p text:style-name="P4"><text:s text:c="4"/>- Email</text:p>
      <text:p text:style-name="P4"><text:s text:c="4"/>- Password</text:p>
      <text:p text:style-name="P4"><text:s text:c="4"/>- Password Again</text:p>
      <text:p text:style-name="P4">2. Home screen</text:p>
      <text:p text:style-name="P4"><text:s text:c="2"/>- Overview of daily calories burnt, calories consumed, time spent moving, body rating, bmi, water score.</text:p>
      <text:p text:style-name="P4">3.Exercises plan <text:s/></text:p>
      <text:p text:style-name="P4"><text:soft-page-break/><text:s text:c="2"/>- Log your exercise, can create a training plan </text:p>
      <text:p text:style-name="P4"><text:s text:c="2"/>3.1 </text:p>
      <text:p text:style-name="P4"><text:s text:c="2"/>- Each train has its own exercises -&gt; e.g., push ups 20 * 4, etc.</text:p>
      <text:p text:style-name="P4"><text:s text:c="2"/>3.2 </text:p>
      <text:p text:style-name="P1"><text:span text:style-name="T2"><text:s text:c="2"/>- Screen to add an exercise, e.g., -&gt; add biceps exercise.</text:span></text:p>
      <text:p text:style-name="P4"><text:s text:c="2"/>- Favorite exercises</text:p>
      <text:p text:style-name="P4">4. Training </text:p>
      <text:p text:style-name="P4"><text:s text:c="2"/>- Start training</text:p>
      <text:p text:style-name="P4"><text:s text:c="2"/>- Exercises -&gt; e.g., train, interval from app, another exercise, etc.</text:p>
      <text:p text:style-name="P4">5. Nutrition</text:p>
      <text:p text:style-name="P4"><text:s text:c="2"/>- Add meal </text:p>
      <text:p text:style-name="P4"><text:s text:c="2"/>- Create meal </text:p>
      <text:p text:style-name="P4"><text:s text:c="2"/>- Delete meal </text:p>
      <text:p text:style-name="P4"><text:s text:c="2"/>- Change meal </text:p>
      <text:p text:style-name="P4">6. Settings </text:p>
      <text:p text:style-name="P4"><text:s text:c="2"/>- Theme <text:s/></text:p>
      <text:p text:style-name="P4"><text:s text:c="2"/>- Visually impaired </text:p>
      <text:p text:style-name="P4"><text:s text:c="2"/>- Units </text:p>
      <text:p text:style-name="P4"><text:s text:c="2"/>- Language </text:p>
      <text:p text:style-name="P4"><text:s text:c="2"/>- Permissions </text:p>
      <text:p text:style-name="P4"><text:s text:c="2"/>- Version </text:p>
      <text:p text:style-name="P4"><text:s text:c="2"/>- Terms of Service <text:s/></text:p>
      <text:p text:style-name="P4">7. Profile </text:p>
      <text:p text:style-name="P4"><text:s text:c="2"/>- Weight </text:p>
      <text:p text:style-name="P4"><text:s text:c="2"/>- Height</text:p>
      <text:p text:style-name="P1"><text:span text:style-name="T2"><text:s text:c="2"/>- Age</text:span></text:p>
      <text:p text:style-name="P4"><text:s text:c="2"/>- Profile Photo</text:p>
      <text:p text:style-name="P4"><text:s text:c="2"/>- Goals</text:p>
      <text:p text:style-name="P4"><text:s text:c="2"/>- Change Data <text:s/></text:p>
      <text:p text:style-name="P4"><text:s text:c="2"/>- Delete Profile</text:p>
      <text:p text:style-name="P4"/>
      <text:p text:style-name="P4"/>
      <text:p text:style-name="P2"><text:span text:style-name="T1">Wireframes:<text:line-break/></text:span><text:span text:style-name="T3">https://www.figma.com/file/eqXN4M7Eg7UFDSXImGuVg7/MTAA?type=design&amp;node-id=32%3A1161&amp;mode=design&amp;t=sdVYpTXG4TxOxzP3-1</text:span><text:span text:style-name="T2"><text:line-break/></text:span><text:span text:style-name="T1">UATs:</text:span></text:p>
      <text:p text:style-name="P10">Positive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Test 1: Vytvorenie nového užívateľa</text:p>
          </table:table-cell>
          <table:table-cell table:style-name="Table1.B1" office:value-type="string">
            <text:p text:style-name="P12"/>
          </table:table-cell>
        </table:table-row>
        <table:table-row table:style-name="Table1.2">
          <table:table-cell table:style-name="Table1.A1" office:value-type="string">
            <text:p text:style-name="P12">Vstupné podmienky</text:p>
          </table:table-cell>
          <table:table-cell table:style-name="Table1.B1" office:value-type="string">
            <text:p text:style-name="P12">Používateľ sa nachádza na obrazovke Sign In</text:p>
          </table:table-cell>
        </table:table-row>
        <table:table-row table:style-name="Table1.1">
          <table:table-cell table:style-name="Table1.A1" office:value-type="string">
            <text:p text:style-name="P12">Výstupné podmienky</text:p>
          </table:table-cell>
          <table:table-cell table:style-name="Table1.B1" office:value-type="string">
            <text:p text:style-name="P12">Do databázy sa uložia jeho prihlasovacie údaje, ktorými sa následne bude môcť prihlasovať</text:p>
          </table:table-cell>
        </table:table-row>
        <table:table-row table:style-name="Table1.4">
          <table:table-cell table:style-name="Table1.A1" office:value-type="string">
            <text:p text:style-name="P12">Postup:</text:p>
          </table:table-cell>
          <table:table-cell table:style-name="Table1.B1" office:value-type="string">
            <text:p text:style-name="P14">1. používateľ stlačí tlačidlo sign up, ktoré ho presmeruje na obrazovku, kde si vytvorí účet</text:p>
            <text:p text:style-name="P16"><text:soft-page-break/></text:p>
            <text:p text:style-name="P16">2.používateľ napíše svoje prihlasovacie údaje (mail a heslo a potvrdenie hesla)</text:p>
            <text:p text:style-name="P16"/>
            <text:p text:style-name="P16">2. Následne stal či tlačidlo Sign up na spodku obrazovky</text:p>
            <text:p text:style-name="P16"/>
            <text:p text:style-name="P16">3. Následne mu bude oznámené, či registrácia bola.</text:p>
            <text:p text:style-name="P16"/>
            <text:p text:style-name="P16">4. Ak registrácia prebehla úspešne aplikácia ho presmeruje na obrázku profile, kde vyplní svoje údaje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V</text:span><text:span text:style-name="T5">ý</text:span><text:span text:style-name="T4">sledok</text:span>: PASS/FAIL</text:p>
          </table:table-cell>
          <table:table-cell table:style-name="Table1.B1" office:value-type="string">
            <text:p text:style-name="P12"/>
          </table:table-cell>
        </table:table-row>
      </table:table>
      <text:p text:style-name="Standard">Juraj</text:p>
      <text:p text:style-name="Standard"/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Test 2: Pridanie jedla do jedálničku</text:p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Vstupné podmienky</text:p>
          </table:table-cell>
          <table:table-cell table:style-name="Table2.B1" office:value-type="string">
            <text:p text:style-name="P5">Používateľ sa nachádza na obrazovke Home</text:p>
          </table:table-cell>
        </table:table-row>
        <table:table-row table:style-name="Table2.1">
          <table:table-cell table:style-name="Table2.A1" office:value-type="string">
            <text:p text:style-name="P5">Výstupné podmienky</text:p>
          </table:table-cell>
          <table:table-cell table:style-name="Table2.B1" office:value-type="string">
            <text:p text:style-name="P5">Inkrementuje sa hodnota to tal, proteín, carbohydrates, fats, mater v závislosti od nutričných hodnôt jedla</text:p>
          </table:table-cell>
        </table:table-row>
        <table:table-row table:style-name="Table2.4">
          <table:table-cell table:style-name="Table2.A1" office:value-type="string">
            <text:p text:style-name="P5">Postup:</text:p>
          </table:table-cell>
          <table:table-cell table:style-name="Table2.B1" office:value-type="string">
            <text:p text:style-name="P5">1. Používateľ na obrazovke Home stlačí tlačidlo na pravom spodnom rohu (mrkva, ) ktoré ho presunie na obrazovku Nutrition</text:p>
            <text:p text:style-name="P5"/>
            <text:p text:style-name="P5">2. Stlači tlačidlo Meals, ktoré ho presunie na obrazovku Meals, kde bude mať zobrazené totálne calorie, ktoré zjedol, Breakfastm lunch, neradi, cesnak.</text:p>
            <text:p text:style-name="P5"/>
            <text:p text:style-name="P5">3. Stlačením jedných tlačidiel používateľa presunie na obrazovku Meal, kde sa opäť nachádza množstvo zjedenych kalórií, zoznam jednotlivých jedál a tlačidla pre odstránenie, úpravu, pridanie jedla a tlačidlo uložiť/</text:p>
            <text:p text:style-name="P5"/>
            <text:p text:style-name="P5">4. Používateľ stlačí tlačidlo, + ktoré ho presunie na obrazovku s možnosťami: oskenovania čiarového kódu, ktorý mu vyplní nutričné hodnoty a názov jedla, vytvorenia svojeho jedla a zoznam jedál, ktoré sú v databáze.</text:p>
            <text:p text:style-name="P5"/>
            <text:p text:style-name="P5">5. Používateľ stačí tlačidlo + veda názvu jedla, ktoré ho presunie na na stránku, kde ma napísané: názov, nutričné hodnoty jedla v závislosti od hmotnosti a tlačidlo uložiť.</text:p>
            <text:p text:style-name="P5"/>
            <text:p text:style-name="P5">6. Používateľ zadá požadovanú hmotnot jedla a stlačí tlačidlo save, ktoré ho presunie na stránku Meal.</text:p>
            <text:p text:style-name="P5"><text:soft-page-break/></text:p>
            <text:p text:style-name="P5">7. Stlačením tlačidla save na obrazovke s názvom Meal sa dostane na Meals, kde stlači tlačidlo na pravom dolnom rohu.</text:p>
            <text:p text:style-name="P5"/>
            <text:p text:style-name="P5">8. Dostane sa na obrazovku Nutrition, kde budú updatenute nutričné hodnoty.</text:p>
          </table:table-cell>
        </table:table-row>
        <table:table-row table:style-name="Table2.1">
          <table:table-cell table:style-name="Table2.A1" office:value-type="string">
            <text:p text:style-name="P5">Výsledok: PASS/FAIL</text:p>
          </table:table-cell>
          <table:table-cell table:style-name="Table2.B1" office:value-type="string">
            <text:p text:style-name="P5"/>
          </table:table-cell>
        </table:table-row>
      </table:table>
      <text:p text:style-name="P5">Juraj</text:p>
      <text:p text:style-name="Standard"/>
      <text:p text:style-name="Standard"/>
      <text:p text:style-name="Standard"/>
      <text:p text:style-name="Standard"/>
      <text:p text:style-name="P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Test 3: prihlásenie ako registrovaný používateľ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>Vstupne podmienky</text:p>
          </table:table-cell>
          <table:table-cell table:style-name="Table3.B1" office:value-type="string">
            <text:p text:style-name="P5">Pouzivatel sa nachadza na obrazovke prihlasenie, ma pripojenie na internet, ma prihlasovaci udaje registrovaneho pouzivatel’a</text:p>
          </table:table-cell>
        </table:table-row>
        <table:table-row table:style-name="Table3.1">
          <table:table-cell table:style-name="Table3.A1" office:value-type="string">
            <text:p text:style-name="P5">Vystupne podmienky</text:p>
          </table:table-cell>
          <table:table-cell table:style-name="Table3.B1" office:value-type="string">
            <text:p text:style-name="P5">Pouzivatel’ sa prihlasi a uvidi home obrazovku</text:p>
          </table:table-cell>
        </table:table-row>
        <table:table-row table:style-name="Table3.4">
          <table:table-cell table:style-name="Table3.A1" office:value-type="string">
            <text:p text:style-name="P5">Postup:</text:p>
          </table:table-cell>
          <table:table-cell table:style-name="Table3.B1" office:value-type="string">
            <text:p text:style-name="P5">1. pouzivatel napise svoje prihlasovacie udaje (mail a heslo)</text:p>
            <text:p text:style-name="P5"/>
            <text:p text:style-name="P5">2. Nasledne stlaci tlacidlo Sign in na spodku obrazovky</text:p>
            <text:p text:style-name="P5"/>
            <text:p text:style-name="P5">3. Uvidi Obrazovku Home</text:p>
          </table:table-cell>
        </table:table-row>
        <table:table-row table:style-name="Table3.1">
          <table:table-cell table:style-name="Table3.A1" office:value-type="string">
            <text:p text:style-name="P5">Vysledok: PASS/FAIL</text:p>
          </table:table-cell>
          <table:table-cell table:style-name="Table3.B1" office:value-type="string">
            <text:p text:style-name="P5"/>
          </table:table-cell>
        </table:table-row>
      </table:table>
      <text:p text:style-name="Standard">Artem</text:p>
      <text:p text:style-name="Standard"/>
      <text:p text:style-name="P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Test 4: Zmena nastaveni</text:p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>Vstupne podmienky</text:p>
          </table:table-cell>
          <table:table-cell table:style-name="Table4.B1" office:value-type="string">
            <text:p text:style-name="P5">Pouzivatel sa nachadza na obrazovke home</text:p>
          </table:table-cell>
        </table:table-row>
        <table:table-row table:style-name="Table4.1">
          <table:table-cell table:style-name="Table4.A1" office:value-type="string">
            <text:p text:style-name="P5">Vystupne podmienky</text:p>
          </table:table-cell>
          <table:table-cell table:style-name="Table4.B1" office:value-type="string">
            <text:p text:style-name="P5">Pouzivatel’ zmeni jazyk a temu applikacie a uvidi zmeny</text:p>
          </table:table-cell>
        </table:table-row>
        <table:table-row table:style-name="Table4.4">
          <table:table-cell table:style-name="Table4.A1" office:value-type="string">
            <text:p text:style-name="P5">Postup:</text:p>
          </table:table-cell>
          <table:table-cell table:style-name="Table4.B1" office:value-type="string">
            <text:list text:style-name="WWNum4">
              <text:list-item>
                <text:p text:style-name="P20">Pouzivatel stlaci tlacidlo “nastavenia”</text:p>
              </text:list-item>
            </text:list>
            <text:p text:style-name="P6">a dostane sa na obrazovku nastavenia</text:p>
            <text:list text:continue-numbering="true" text:style-name="WWNum4">
              <text:list-item>
                <text:p text:style-name="P20">pouzivatel stlaci language drop down menu a stlaci English</text:p>
              </text:list-item>
            </text:list>
            <text:p text:style-name="P5"/>
            <text:list text:continue-numbering="true" text:style-name="WWNum4">
              <text:list-item>
                <text:p text:style-name="P20"><text:s/>pouzivatel stlaci check-box dark theme.</text:p>
              </text:list-item>
            </text:list>
            <text:p text:style-name="P5"/>
            <text:list text:continue-numbering="true" text:style-name="WWNum4">
              <text:list-item>
                <text:p text:style-name="P20"><text:s/>Pouzivatel stlaci tlacidlo “ulozit”</text:p>
              </text:list-item>
            </text:list>
            <text:p text:style-name="P5"/>
            <text:list text:continue-numbering="true" text:style-name="WWNum4">
              <text:list-item>
                <text:p text:style-name="P20"><text:s/>Jazyk sa zmenil na anglicky a tema na tmavu.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5">Vysledok: PASS/FAIL</text:p>
          </table:table-cell>
          <table:table-cell table:style-name="Table4.B1" office:value-type="string">
            <text:p text:style-name="P5"/>
          </table:table-cell>
        </table:table-row>
      </table:table>
      <text:p text:style-name="Standard"><text:soft-page-break/>Artem</text:p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Test 5: Aktualizácia profilu</text:p>
          </table:table-cell>
          <table:table-cell table:style-name="Table5.B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>Vstupne podmienky</text:p>
          </table:table-cell>
          <table:table-cell table:style-name="Table5.B1" office:value-type="string">
            <text:p text:style-name="P5">Pouzivatel sa nachadza na obrazovke home</text:p>
          </table:table-cell>
        </table:table-row>
        <table:table-row table:style-name="Table5.1">
          <table:table-cell table:style-name="Table5.A1" office:value-type="string">
            <text:p text:style-name="P5">Vystupne podmienky</text:p>
          </table:table-cell>
          <table:table-cell table:style-name="Table5.B1" office:value-type="string">
            <text:p text:style-name="P5">Pouzivatel’ zmeni svoju vahu a cielovu vahu v profilu</text:p>
          </table:table-cell>
        </table:table-row>
        <table:table-row table:style-name="Table5.4">
          <table:table-cell table:style-name="Table5.A1" office:value-type="string">
            <text:p text:style-name="P5">Postup:</text:p>
          </table:table-cell>
          <table:table-cell table:style-name="Table5.B1" office:value-type="string">
            <text:list text:style-name="WWNum1">
              <text:list-item>
                <text:p text:style-name="P21">Pouzivatel stlaci tlacidlo “profil”</text:p>
              </text:list-item>
            </text:list>
            <text:p text:style-name="P6">a dostane sa na obrazovku profilu</text:p>
            <text:list text:continue-numbering="true" text:style-name="WWNum1">
              <text:list-item>
                <text:p text:style-name="P21">pouzivatel stlaci vaha vstupne pole a otvori sa mu cislova klávesnica.</text:p>
              </text:list-item>
            </text:list>
            <text:p text:style-name="P5"/>
            <text:list text:continue-numbering="true" text:style-name="WWNum1">
              <text:list-item>
                <text:p text:style-name="P21"><text:s/>pouzivatel vlozi novu vahu</text:p>
              </text:list-item>
            </text:list>
            <text:p text:style-name="P5"/>
            <text:list text:continue-numbering="true" text:style-name="WWNum1">
              <text:list-item>
                <text:p text:style-name="P21">pouzivatel stlaci cielova vaha vstupne pole a otvori sa mu cislova klávesnica.</text:p>
              </text:list-item>
            </text:list>
            <text:p text:style-name="P5"/>
            <text:list text:continue-numbering="true" text:style-name="WWNum1">
              <text:list-item>
                <text:p text:style-name="P21"><text:s/>pouzivatel vlozi novu cielovu vahu</text:p>
              </text:list-item>
              <text:list-item>
                <text:p text:style-name="P21">pouzivatel stlaci tlacidlo ulozit’ a dostane sa na home obrazovku.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5">Vysledok: PASS/FAIL</text:p>
          </table:table-cell>
          <table:table-cell table:style-name="Table5.B1" office:value-type="string">
            <text:p text:style-name="P5"/>
          </table:table-cell>
        </table:table-row>
      </table:table>
      <text:p text:style-name="Standard"/>
      <text:p text:style-name="Standard">Artem</text:p>
      <text:p text:style-name="Standard"/>
      <text:p text:style-name="P25"/>
      <table:table table:name="Tabuľka1" table:style-name="Tabuľka1">
        <table:table-column table:style-name="Tabuľka1.A"/>
        <table:table-column table:style-name="Tabuľka1.B"/>
        <table:table-row table:style-name="Tabuľka1.1">
          <table:table-cell table:style-name="Tabuľka1.A1" office:value-type="string">
            <text:p text:style-name="P13">Test <text:span text:style-name="T6">6</text:span>: <text:span text:style-name="T6">Premenovanie nazvu workoutu</text:span></text:p>
          </table:table-cell>
          <table:table-cell table:style-name="Tabuľka1.B1" office:value-type="string">
            <text:p text:style-name="P13"/>
          </table:table-cell>
        </table:table-row>
        <table:table-row table:style-name="Tabuľka1.2">
          <table:table-cell table:style-name="Tabuľka1.A1" office:value-type="string">
            <text:p text:style-name="P13">Vstupné podmienky</text:p>
          </table:table-cell>
          <table:table-cell table:style-name="Tabuľka1.B1" office:value-type="string">
            <text:p text:style-name="P17">Pouzivatel sa nachadza na obrazovke Workouts, kde sa uz nachadza aspon jeden workout</text:p>
          </table:table-cell>
        </table:table-row>
        <table:table-row table:style-name="Tabuľka1.1">
          <table:table-cell table:style-name="Tabuľka1.A1" office:value-type="string">
            <text:p text:style-name="P13">Výstupné podmienky</text:p>
          </table:table-cell>
          <table:table-cell table:style-name="Tabuľka1.B1" office:value-type="string">
            <text:p text:style-name="P17">Zmena nazvu spravneho workoutu aj v databaze</text:p>
          </table:table-cell>
        </table:table-row>
        <table:table-row table:style-name="Tabuľka1.4">
          <table:table-cell table:style-name="Tabuľka1.A1" office:value-type="string">
            <text:p text:style-name="P13">Postup:</text:p>
          </table:table-cell>
          <table:table-cell table:style-name="Tabuľka1.B1" office:value-type="string">
            <text:p text:style-name="P17">1. pouzivatel stalci tlacidlo s oznacenim E ktore sa nachadza na lavo od zaznamu</text:p>
            <text:p text:style-name="P18"/>
            <text:p text:style-name="P18">2.Rozbali sa stranka s nazvom rename workout kde je pole do ktoreho pouzivatel zapise novy nazov.</text:p>
            <text:p text:style-name="P18"/>
            <text:p text:style-name="P19">3.Na ulozenie stlaci tlacidlo save ktore ho vrati na predoslu stranku, kde bude uz zmeneni nazov</text:p>
          </table:table-cell>
        </table:table-row>
        <table:table-row table:style-name="Tabuľka1.1">
          <table:table-cell table:style-name="Tabuľka1.A1" office:value-type="string">
            <text:p text:style-name="P13"><text:span text:style-name="T4">V</text:span><text:span text:style-name="T5">ý</text:span><text:span text:style-name="T4">sledok</text:span>: PASS/FAIL</text:p>
          </table:table-cell>
          <table:table-cell table:style-name="Tabuľka1.B1" office:value-type="string">
            <text:p text:style-name="P13"/>
          </table:table-cell>
        </table:table-row>
      </table:table>
      <text:p text:style-name="P25"/>
      <text:p text:style-name="P25"/>
      <table:table table:name="Tabuľka2" table:style-name="Tabuľka2">
        <table:table-column table:style-name="Tabuľka2.A"/>
        <table:table-column table:style-name="Tabuľka2.B"/>
        <text:soft-page-break/>
        <table:table-row table:style-name="Tabuľka2.1">
          <table:table-cell table:style-name="Tabuľka2.A1" office:value-type="string">
            <text:p text:style-name="P13">Test <text:span text:style-name="T6">7</text:span>: </text:p>
          </table:table-cell>
          <table:table-cell table:style-name="Tabuľka2.B1" office:value-type="string">
            <text:p text:style-name="P13"/>
          </table:table-cell>
        </table:table-row>
        <table:table-row table:style-name="Tabuľka2.2">
          <table:table-cell table:style-name="Tabuľka2.A1" office:value-type="string">
            <text:p text:style-name="P13">Vstupné podmienky</text:p>
          </table:table-cell>
          <table:table-cell table:style-name="Tabuľka2.B1" office:value-type="string">
            <text:p text:style-name="P13"/>
          </table:table-cell>
        </table:table-row>
        <table:table-row table:style-name="Tabuľka2.1">
          <table:table-cell table:style-name="Tabuľka2.A1" office:value-type="string">
            <text:p text:style-name="P13">Výstupné podmienky</text:p>
          </table:table-cell>
          <table:table-cell table:style-name="Tabuľka2.B1" office:value-type="string">
            <text:p text:style-name="P13"/>
          </table:table-cell>
        </table:table-row>
        <table:table-row table:style-name="Tabuľka2.4">
          <table:table-cell table:style-name="Tabuľka2.A1" office:value-type="string">
            <text:p text:style-name="P13">Postup:</text:p>
          </table:table-cell>
          <table:table-cell table:style-name="Tabuľka2.B1" office:value-type="string">
            <text:p text:style-name="P15"/>
          </table:table-cell>
        </table:table-row>
        <table:table-row table:style-name="Tabuľka2.1">
          <table:table-cell table:style-name="Tabuľka2.A1" office:value-type="string">
            <text:p text:style-name="P13"><text:span text:style-name="T4">V</text:span><text:span text:style-name="T5">ý</text:span><text:span text:style-name="T4">sledok</text:span>: PASS/FAIL</text:p>
          </table:table-cell>
          <table:table-cell table:style-name="Tabuľka2.B1" office:value-type="string">
            <text:p text:style-name="P13"/>
          </table:table-cell>
        </table:table-row>
      </table:table>
      <text:p text:style-name="P24"/>
      <text:p text:style-name="P24">Negative</text:p>
      <text:p text:style-name="P7"/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Test 8: Prihlasenie s nespravnymi udajmi</text:p>
          </table:table-cell>
          <table:table-cell table:style-name="Table6.B1" office:value-type="string">
            <text:p text:style-name="P5"/>
          </table:table-cell>
        </table:table-row>
        <table:table-row table:style-name="Table6.2">
          <table:table-cell table:style-name="Table6.A1" office:value-type="string">
            <text:p text:style-name="P5">Vstupne podmienky</text:p>
          </table:table-cell>
          <table:table-cell table:style-name="Table6.B1" office:value-type="string">
            <text:p text:style-name="P5">Pouzivatel sa nachadza na obrazovke prihlasenie, ma pripojenie na internet.</text:p>
          </table:table-cell>
        </table:table-row>
        <table:table-row table:style-name="Table6.3">
          <table:table-cell table:style-name="Table6.A1" office:value-type="string">
            <text:p text:style-name="P5">Vystupne podmienky</text:p>
          </table:table-cell>
          <table:table-cell table:style-name="Table6.B1" office:value-type="string">
            <text:p text:style-name="P5">Pouzivatel’ dostane spravu: “Chybne udaje”</text:p>
          </table:table-cell>
        </table:table-row>
        <table:table-row table:style-name="Table6.4">
          <table:table-cell table:style-name="Table6.A1" office:value-type="string">
            <text:p text:style-name="P5">Postup:</text:p>
          </table:table-cell>
          <table:table-cell table:style-name="Table6.B1" office:value-type="string">
            <text:list text:style-name="WWNum2">
              <text:list-item>
                <text:p text:style-name="P22">Pouzivatel napise “1111111” do emailu</text:p>
              </text:list-item>
              <text:list-item>
                <text:p text:style-name="P22">Pouzivatel napise “23123131” do hesla.</text:p>
              </text:list-item>
              <text:list-item>
                <text:p text:style-name="P22">pouzivatel’ stlaci tlacidlo prihlasit sa</text:p>
              </text:list-item>
              <text:list-item>
                <text:p text:style-name="P22">pouzivatel’ uvidi spravu: “Chybne udaje”</text:p>
              </text:list-item>
            </text:list>
          </table:table-cell>
        </table:table-row>
        <table:table-row table:style-name="Table6.5">
          <table:table-cell table:style-name="Table6.A1" office:value-type="string">
            <text:p text:style-name="P5">Vysledok: PASS/FAIL</text:p>
          </table:table-cell>
          <table:table-cell table:style-name="Table6.B1" office:value-type="string">
            <text:p text:style-name="P5"/>
          </table:table-cell>
        </table:table-row>
      </table:table>
      <text:p text:style-name="P7"/>
      <text:p text:style-name="P4"/>
      <text:p text:style-name="P4"/>
      <text:p text:style-name="P4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5">Test 9: vymazať profil bez riadneho potvrdenia.</text:p>
          </table:table-cell>
          <table:table-cell table:style-name="Table7.B1" office:value-type="string">
            <text:p text:style-name="P5"/>
          </table:table-cell>
        </table:table-row>
        <table:table-row table:style-name="Table7.2">
          <table:table-cell table:style-name="Table7.A1" office:value-type="string">
            <text:p text:style-name="P5">Vstupne podmienky</text:p>
          </table:table-cell>
          <table:table-cell table:style-name="Table7.B1" office:value-type="string">
            <text:p text:style-name="P5">Pouzivatel je prihlaseny ako test pouzivatel’ a jsa nachadza na obrazovke profil, ma pripojenie na internet.</text:p>
          </table:table-cell>
        </table:table-row>
        <table:table-row table:style-name="Table7.3">
          <table:table-cell table:style-name="Table7.A1" office:value-type="string">
            <text:p text:style-name="P5">Vystupne podmienky</text:p>
          </table:table-cell>
          <table:table-cell table:style-name="Table7.B1" office:value-type="string">
            <text:p text:style-name="P5">Pouzivatel’ dostane spravu: “Chybne heslo”</text:p>
          </table:table-cell>
        </table:table-row>
        <table:table-row table:style-name="Table7.4">
          <table:table-cell table:style-name="Table7.A1" office:value-type="string">
            <text:p text:style-name="P5">Postup:</text:p>
          </table:table-cell>
          <table:table-cell table:style-name="Table7.B1" office:value-type="string">
            <text:list text:style-name="WWNum3">
              <text:list-item>
                <text:p text:style-name="P23">Pouzivatel stlaci tlacidlo “Vymazat’ profi’” a dostane sa na obrazovku s potvrdeniem.</text:p>
              </text:list-item>
              <text:list-item>
                <text:p text:style-name="P23">Pouzivatel napise “23123131” do hesla .</text:p>
              </text:list-item>
              <text:list-item>
                <text:p text:style-name="P23">pouzivatel’ stlaci tlacidlo “vymazat’”</text:p>
              </text:list-item>
              <text:list-item>
                <text:p text:style-name="P23">pouzivatel’ uvidi spravu: “Chybne heslo”</text:p>
              </text:list-item>
            </text:list>
          </table:table-cell>
        </table:table-row>
        <table:table-row table:style-name="Table7.5">
          <table:table-cell table:style-name="Table7.A1" office:value-type="string">
            <text:p text:style-name="P5">Vysledok: PASS/FAIL</text:p>
          </table:table-cell>
          <table:table-cell table:style-name="Table7.B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3-03T16:04:13.327000000</dc:date>
    <meta:editing-duration>PT12M34S</meta:editing-duration>
    <meta:editing-cycles>3</meta:editing-cycles>
    <meta:document-statistic meta:table-count="9" meta:image-count="0" meta:object-count="0" meta:page-count="7" meta:paragraph-count="167" meta:word-count="1099" meta:character-count="7472" meta:non-whitespace-character-count="6407"/>
  </office:meta>
</office:document-meta>
</file>